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@</mo>
      <mstyle mathvariant="bold">
        <mrow>
          <mi>A</mi>
        </mrow>
      </mstyle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  <mrow>
        <mi/>
        <mo stretchy="false">=</mo>
        <mi/>
      </mrow>
      <mfrac>
        <mn>1</mn>
        <msup>
          <mi>c</mi>
          <mn>2</mn>
        </msup>
      </mfrac>
      <mo stretchy="false">∇</mo>
      <mover accent="true">
        <mo stretchy="false">ϕ</mo>
        <mo stretchy="false">˙</mo>
      </mover>
      <mrow>
        <mi/>
        <mo stretchy="false">−</mo>
        <mi/>
      </mrow>
      <msub>
        <mo stretchy="false">μ</mo>
        <mn>0</mn>
      </msub>
      <mstyle mathvariant="bold">
        <mrow>
          <mi>j</mi>
        </mrow>
      </mstyle>
    </mrow>
    <annotation encoding="StarMath 5.0">%UxE57C bold A (bold r , t) `=` 1 over c^2 nabla dot %iphi `-` %mu_0 bold j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6:24:30.258000000</meta:creation-date>
    <meta:generator>LibreOffice/4.1.4.2$Windows_x86 LibreOffice_project/0a0440ccc0227ad9829de5f46be37cfb6edcf72</meta:generator>
  </office:meta>
</office:document-meta>
</file>